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12.8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line-height="115%" fo:text-align="center" style:justify-single-word="false"/>
      <style:text-properties style:text-underline-style="solid" style:text-underline-width="auto" style:text-underline-color="font-color" fo:font-weight="bold" officeooo:rsid="0009af5c" officeooo:paragraph-rsid="0009af5c" style:font-weight-asian="bold" style:font-weight-complex="bold"/>
    </style:style>
    <style:style style:name="P2" style:family="paragraph" style:parent-style-name="Table_20_Contents">
      <style:paragraph-properties fo:line-height="115%" fo:text-align="center" style:justify-single-word="false"/>
      <style:text-properties style:text-underline-style="solid" style:text-underline-width="auto" style:text-underline-color="font-color" fo:font-weight="bold" officeooo:rsid="0009af5c" officeooo:paragraph-rsid="000bc692" style:font-weight-asian="bold" style:font-weight-complex="bold"/>
    </style:style>
    <style:style style:name="P3" style:family="paragraph" style:parent-style-name="Table_20_Contents">
      <style:paragraph-properties fo:line-height="115%" fo:text-align="justify" style:justify-single-word="false"/>
      <style:text-properties style:text-underline-style="solid" style:text-underline-width="auto" style:text-underline-color="font-color" fo:font-weight="bold" officeooo:rsid="0009af5c" officeooo:paragraph-rsid="0009af5c" style:font-weight-asian="bold" style:font-weight-complex="bold"/>
    </style:style>
    <style:style style:name="P4" style:family="paragraph" style:parent-style-name="Table_20_Contents">
      <style:paragraph-properties fo:line-height="115%" fo:text-align="justify" style:justify-single-word="false"/>
      <style:text-properties style:text-underline-style="solid" style:text-underline-width="auto" style:text-underline-color="font-color" fo:font-weight="bold" officeooo:rsid="0009af5c" officeooo:paragraph-rsid="000bc692" style:font-weight-asian="bold" style:font-weight-complex="bold"/>
    </style:style>
    <style:style style:name="P5" style:family="paragraph" style:parent-style-name="Table_20_Contents">
      <style:paragraph-properties fo:line-height="115%" fo:text-align="justify" style:justify-single-word="false"/>
      <style:text-properties style:text-underline-style="none" fo:font-weight="bold" officeooo:rsid="0009af5c" officeooo:paragraph-rsid="0009af5c" style:font-weight-asian="bold" style:font-weight-complex="bold"/>
    </style:style>
    <style:style style:name="P6" style:family="paragraph" style:parent-style-name="Table_20_Contents">
      <style:paragraph-properties fo:line-height="115%" fo:text-align="justify" style:justify-single-word="false"/>
      <style:text-properties style:text-underline-style="none" fo:font-weight="bold" officeooo:rsid="0009af5c" officeooo:paragraph-rsid="000bc692" style:font-weight-asian="bold" style:font-weight-complex="bold"/>
    </style:style>
    <style:style style:name="P7" style:family="paragraph" style:parent-style-name="Table_20_Contents">
      <style:paragraph-properties fo:line-height="115%" fo:text-align="justify" style:justify-single-word="false"/>
      <style:text-properties fo:font-style="italic" style:text-underline-style="solid" style:text-underline-width="auto" style:text-underline-color="font-color" fo:font-weight="bold" officeooo:rsid="0009af5c" officeooo:paragraph-rsid="0009af5c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line-height="115%" fo:text-align="justify" style:justify-single-word="false"/>
      <style:text-properties fo:font-style="italic" style:text-underline-style="solid" style:text-underline-width="auto" style:text-underline-color="font-color" fo:font-weight="bold" officeooo:rsid="0009af5c" officeooo:paragraph-rsid="000bc692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f002" style:font-weight-asian="normal" style:font-weight-complex="normal"/>
    </style:style>
    <style:style style:name="T3" style:family="text">
      <style:text-properties officeooo:rsid="0009f002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bc69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PIOLHOS</text:p>
            <text:p text:style-name="P3"/>
            <text:p text:style-name="P5">O QUE É: <text:span text:style-name="T1">É um inseto que se alimenta do sangue humano e se reproduz no couro cabeludo colocando seus ovos que se chamam lêndeas.</text:span></text:p>
            <text:p text:style-name="P5">O QUE ELE PROVOCA:<text:span text:style-name="T1"> O piolho pica nossa cabeça para sugar o sangue, com isso provoca coceira e machuca o couro cabeludo formando feridas. Essas feridas podem provocar sérias infecções. <text:line-break/></text:span><text:span text:style-name="T3">COMO SE PEGA: </text:span><text:span text:style-name="T2">É fácil de pegar. Pega de pessoa a pessoa pois a transmissão é pelo ar. É possível se pegar com uso de roupas e acessórios de pessoas contaminadas. <text:line-break/></text:span><text:span text:style-name="T3">COMO EVITAR: </text:span><text:span text:style-name="T2">não pegue emprestado objetos de uso pessoal (bonés, pentes, escovas, presilhas, roupas, toalhas); Tome banho diariamente lavando e observando sempre a cabeça; passe o pente fino; troque a roupa de cama regularmente; uso cabelos presos; lave bem as mãos. </text:span></text:p>
            <text:p text:style-name="P5">COMO TRATAR: </text:p>
            <text:p text:style-name="P3">Lavar bem a cabeça: <text:span text:style-name="T5">use loções próprias para piolho ou faça receita caseira → use vinagre diluído em água e aplique na cabeça, depois coloque um pano e deixe por 30 min. Após isso lave bem a cabeça, protegendo os olhos. </text:span></text:p>
            <text:p text:style-name="P3">Passe o pente fino para retirar os piolhos: <text:span text:style-name="T5">Atenção: o pente fino não consegue retirar as </text:span><text:span text:style-name="T6">lêndeas</text:span><text:span text:style-name="T5">, essas são pequenas e devem ser retiradas manualmente. </text:span></text:p>
            <text:p text:style-name="P3">Ferva bem as roupas e objetos de uso pessoal: <text:span text:style-name="T5">Como pentes, escovas, bonés, lençóis, presilhas, fronhas, toalhas, etc. </text:span></text:p>
            <text:p text:style-name="P3">Observe com cuidado a cabeça: <text:span text:style-name="T5">pelo menos uma vez na semana.</text:span></text:p>
            <text:p text:style-name="P7">ATENÇÃO: QUEM TEM PIOLHO DEVE SE AFASTAR DE SUAS ATIVIDADES PARA EVITAR A INFESTAÇÃO, COMO, TRABALHO, ESCOLA, CRECHES, EVITE O PIOLHO E VIVA A VIDA! </text:p>
          </table:table-cell>
          <table:table-cell table:style-name="Tabela1.B1" office:value-type="string">
            <text:p text:style-name="P2">PIOLHOS</text:p>
            <text:p text:style-name="P4"/>
            <text:p text:style-name="P6">O QUE É: <text:span text:style-name="T1">É um inseto que se alimenta do sangue humano e se reproduz no couro cabeludo colocando seus ovos que se chamam lêndeas.</text:span></text:p>
            <text:p text:style-name="P6">O QUE ELE PROVOCA:<text:span text:style-name="T1"> O piolho pica nossa cabeça para sugar o sangue, com isso provoca coceira e machuca o couro cabeludo formando feridas. Essas feridas podem provocar sérias infecções. <text:line-break/></text:span><text:span text:style-name="T3">COMO SE PEGA: </text:span><text:span text:style-name="T2">É fácil de pegar. Pega de pessoa a pessoa pois a transmissão é pelo ar. É possível se pegar com uso de roupas e acessórios de pessoas contaminadas. <text:line-break/></text:span><text:span text:style-name="T3">COMO EVITAR: </text:span><text:span text:style-name="T2">não pegue emprestado objetos de uso pessoal (bonés, pentes, escovas, presilhas, roupas, toalhas); Tome banho diariamente lavando e observando sempre a cabeça; passe o pente fino; troque a roupa de cama regularmente; uso cabelos presos; lave bem as mãos. </text:span></text:p>
            <text:p text:style-name="P6">COMO TRATAR: </text:p>
            <text:p text:style-name="P4">Lavar bem a cabeça: <text:span text:style-name="T5">use loções próprias para piolho ou faça receita caseira → use vinagre diluído em água e aplique na cabeça, depois coloque um pano e deixe por 30 min. Após isso lave bem a cabeça, protegendo os olhos. </text:span></text:p>
            <text:p text:style-name="P4">Passe o pente fino para retirar os piolhos: <text:span text:style-name="T5">Atenção: o pente fino não consegue retirar as </text:span><text:span text:style-name="T6">lêndeas</text:span><text:span text:style-name="T5">, essas são pequenas e devem ser retiradas manualmente. </text:span></text:p>
            <text:p text:style-name="P4">Ferva bem as roupas e objetos de uso pessoal: <text:span text:style-name="T5">Como pentes, escovas, bonés, lençóis, presilhas, fronhas, toalhas, etc. </text:span></text:p>
            <text:p text:style-name="P4">Observe com cuidado a cabeça: <text:span text:style-name="T5">pelo menos uma vez na semana.</text:span></text:p>
            <text:p text:style-name="P8">ATENÇÃO: QUEM TEM PIOLHO DEVE SE AFASTAR DE SUAS ATIVIDADES PARA EVITAR A INFESTAÇÃO, COMO, TRABALHO, ESCOLA, CRECHES, EVITE O PIOLHO E VIVA A VIDA!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08:05:41.166000000</meta:creation-date>
    <dc:date>2017-05-15T09:31:39.029000000</dc:date>
    <meta:editing-duration>PT5M43S</meta:editing-duration>
    <meta:editing-cycles>1</meta:editing-cycles>
    <meta:document-statistic meta:table-count="1" meta:image-count="0" meta:object-count="0" meta:page-count="1" meta:paragraph-count="18" meta:word-count="500" meta:character-count="2924" meta:non-whitespace-character-count="2426"/>
    <meta:generator>LibreOffice/4.4.2.2$Windows_x86 LibreOffice_project/c4c7d32d0d49397cad38d62472b0bc8acff48dd6</meta:generator>
  </office:meta>
</office:document-meta>
</file>